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text-properties fo:background-color="#ffff00"/>
    </style:style>
    <style:style style:name="P2" style:family="paragraph" style:parent-style-name="code">
      <style:text-properties fo:background-color="#ffffff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 style:list-style-name="List_20_3">
      <style:text-properties fo:font-weight="bold" style:font-weight-asian="bold" style:font-weight-complex="bold"/>
    </style:style>
    <style:style style:name="P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background-color="#ffff00"/>
    </style:style>
    <style:style style:name="T2" style:family="text">
      <style:text-properties fo:background-color="#ffffff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5"><text:a xlink:type="simple" xlink:href="#__RefHeading__5158_2036474823" text:style-name="Internet_20_link" text:visited-style-name="Internet_20_link">1.1. </text:a>Aufgabe: regex-ip-anonym.cpp (u, m)<text:tab/>1</text:p>
          <text:p text:style-name="P5"><text:a xlink:type="simple" xlink:href="#__RefHeading__5160_2036474823" text:style-name="Internet_20_link" text:visited-style-name="Internet_20_link">1.2. </text:a>Aufgabe: regex-double.cpp (u,m)<text:tab/>1</text:p>
        </text:index-body>
      </text:table-of-content>
      <text:p text:style-name="Standard"/>
      <text:p text:style-name="Standard"/>
      <text:list xml:id="list3592143784631847996" text:style-name="List_20_3">
        <text:list-item>
          <text:p text:style-name="P4">Siehe: CPP/10-boost/01-lernen/boost.odt<text:line-break/><text:line-break/></text:p>
        </text:list-item>
      </text:list>
      <text:h text:style-name="Heading_20_2" text:outline-level="2"><text:bookmark-start text:name="__RefHeading__5158_2036474823"/>Aufgabe: regex-ip-anonym.cpp (u, m)<text:bookmark-end text:name="__RefHeading__5158_2036474823"/></text:h>
      <text:p text:style-name="Text_20_body">Gegeben ist</text:p>
      <text:p text:style-name="code">/* regex-ip-anonym.cpp</text:p>
      <text:p text:style-name="code">g++ -I /media/informatik/APP/boost/include -L/media/informatik/APP/boost/lib <text:s/>regex-ip-anonym.cpp -o regex-ip-anonym.exe -l boost_regex</text:p>
      <text:p text:style-name="code">*/</text:p>
      <text:p text:style-name="code"/>
      <text:p text:style-name="code">#include &lt;boost/regex.hpp&gt; </text:p>
      <text:p text:style-name="code">#include &lt;iostream&gt;</text:p>
      <text:p text:style-name="code">#include &lt;string&gt;</text:p>
      <text:p text:style-name="code">using namespace std;</text:p>
      <text:p text:style-name="code"/>
      <text:p text:style-name="code">int main(){</text:p>
      <text:p text:style-name="code"><text:s text:c="2"/>string log="66.249.64.13 - - [18/Sep/2012:11:07:48 +1000] GET /robots.txt HTTP/1.0 200 468 - Googlebot/2.1\n"</text:p>
      <text:p text:style-name="code"><text:s text:c="13"/>"66.249.64.13 - - [18/Sep/2012:11:07:48 +1000] GET / HTTP/1.0 200 6433 - Googlebot/2.1";</text:p>
      <text:p text:style-name="code"/>
      <text:p text:style-name="code"><text:s text:c="2"/>cout &lt;&lt; log &lt;&lt; "\n\n";</text:p>
      <text:p text:style-name="P2"><text:s text:c="2"/>// anonymize IPs</text:p>
      <text:p text:style-name="P1"><text:s text:c="2"/>// ENTER CODE HERE ...</text:p>
      <text:p text:style-name="code"><text:s text:c="2"/></text:p>
      <text:p text:style-name="code"><text:s text:c="2"/>cout &lt;&lt; <text:s/>anonymizeLog &lt;&lt; endl;</text:p>
      <text:p text:style-name="code"/>
      <text:p text:style-name="code"><text:s text:c="2"/>cout &lt;&lt; endl;</text:p>
      <text:p text:style-name="code"><text:s text:c="2"/>return 0;</text:p>
      <text:p text:style-name="code">}</text:p>
      <text:p text:style-name="c"/>
      <text:p text:style-name="c">Folgende Ausgabe soll erzeugt werden:</text:p>
      <text:p text:style-name="P3">/*Ausgabe:</text:p>
      <text:p text:style-name="P3">66.249.64.13 - - [18/Sep/2012:11:07:48 +1000] GET /robots.txt HTTP/1.0 200 468 - Googlebot/2.1</text:p>
      <text:p text:style-name="P3">66.249.64.13 - - [18/Sep/2012:11:07:48 +1000] GET / HTTP/1.0 200 6433 – Googlebot/2.1</text:p>
      <text:p text:style-name="P3"/>
      <text:p text:style-name="P3">XXX.XXX.XXX.XXX - - [18/Sep/2012:11:07:48 +1000] GET /robots.txt HTTP/1.0 200 468 - Googlebot/2.1</text:p>
      <text:p text:style-name="P3">XXX.XXX.XXX.XXX - - [18/Sep/2012:11:07:48 +1000] GET / HTTP/1.0 200 6433 - Googlebot/2.1</text:p>
      <text:p text:style-name="P3">*/</text:p>
      <text:p text:style-name="Text_20_body"/>
      <text:h text:style-name="Heading_20_2" text:outline-level="2"><text:bookmark-start text:name="__RefHeading__5160_2036474823"/>Aufgabe: regex-double.cpp (u,m)<text:bookmark-end text:name="__RefHeading__5160_2036474823"/></text:h>
      <text:p text:style-name="Text_20_body">Gegeben sei:</text:p>
      <text:p text:style-name="code">/* regex-double.cpp</text:p>
      <text:p text:style-name="code">g++ -I /media/informatik/APP/boost/include -L/media/informatik/APP/boost/lib <text:s/>regex-double.cpp -o regex-double.exe -l boost_regex</text:p>
      <text:p text:style-name="code">*/</text:p>
      <text:p text:style-name="code">#include &lt;boost/regex.hpp&gt; </text:p>
      <text:p text:style-name="code">#include &lt;iostream&gt;</text:p>
      <text:p text:style-name="code"><text:soft-page-break/>#include &lt;iomanip&gt;</text:p>
      <text:p text:style-name="code">#include &lt;string&gt;</text:p>
      <text:p text:style-name="code">using namespace std;</text:p>
      <text:p text:style-name="code"/>
      <text:p text:style-name="code">int main(){</text:p>
      <text:p text:style-name="code"><text:s text:c="2"/>string germanDoubles= "+0,85 -13,2 1,0 ,45 -13,7 1,03425 10134,25";</text:p>
      <text:p text:style-name="code"><text:s text:c="2"/>cout &lt;&lt; germanDoubles &lt;&lt; endl;</text:p>
      <text:p text:style-name="code"/>
      <text:p text:style-name="code"><text:s text:c="2"/>// replace "," with "."</text:p>
      <text:p text:style-name="code"><text:s text:c="2"/>// ENTER CODE HERE ............</text:p>
      <text:p text:style-name="code"/>
      <text:p text:style-name="code"><text:s text:c="2"/>cout &lt;&lt; englishDoubles &lt;&lt; endl;</text:p>
      <text:p text:style-name="code"/>
      <text:p text:style-name="code"><text:s text:c="2"/>cout &lt;&lt; endl;</text:p>
      <text:p text:style-name="code"><text:s text:c="2"/>return 0;</text:p>
      <text:p text:style-name="code">}</text:p>
      <text:p text:style-name="Text_20_body"/>
      <text:p text:style-name="Text_20_body">Folgende Ausgabe soll erzeugt werden:</text:p>
      <text:p text:style-name="Text_20_body"/>
      <text:p text:style-name="Text_20_body">/*</text:p>
      <text:p text:style-name="Text_20_body">Ausgabe:</text:p>
      <text:p text:style-name="Text_20_body">+0,85 -13,2 1,0 ,45 -13,7 1,03425 10134,25</text:p>
      <text:p text:style-name="Text_20_body">+0.85 -13.2 1.0 .45 -13.7 1.03425 10134.25</text:p>
      <text:p text:style-name="Text_20_body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02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cm" fo:margin-right="0cm" fo:margin-top="0.199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ffffff" fo:padding="0.049cm" fo:border="0.035cm solid #993366" style:shadow="none">
        <style:background-image/>
      </style:paragraph-properties>
      <style:text-properties style:font-name="Courier New" fo:font-size="10pt" fo:font-weight="bold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018cm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="100%" fo:margin-left="1.27cm" fo:margin-right="0.635cm" fo:margin-top="0cm" fo:margin-bottom="0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="100%" fo:margin-left="1.27cm" fo:margin-right="0cm" fo:margin-top="0cm" fo:margin-bottom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02cm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c" style:family="paragraph" style:parent-style-name="Text_20_body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AB-CPP-boost-regex<text:tab/>Arbeitsunterlage</text:p>
      </style:header>
      <style:footer>
        <text:p text:style-name="Footer">Informatik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Unix OpenOffice.org_project/340m1$Build-9590</meta:generator>
    <meta:creation-date>2013-02-08T22:35:52</meta:creation-date>
    <meta:editing-cycles>6</meta:editing-cycles>
    <meta:editing-duration>PT14H21M57S</meta:editing-duration>
    <dc:date>2013-11-11T20:43:13</dc:date>
    <dc:creator>Anton Hofmann</dc:creator>
    <meta:document-statistic meta:table-count="0" meta:image-count="0" meta:object-count="0" meta:page-count="2" meta:paragraph-count="58" meta:word-count="242" meta:character-count="1919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home/informatik/.config/libreoffice/3/user/template/arbeitsunterlage.ott" meta:date="2013-04-04T17:42:35"/>
  </office:meta>
</office:document-meta>
</file>